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104cm" fo:min-width="3.854cm"/>
    </style:style>
    <style:style style:name="gr2" style:family="graphic" style:parent-style-name="standard">
      <style:graphic-properties draw:textarea-horizontal-align="justify" draw:textarea-vertical-align="middle" draw:auto-grow-height="false" fo:min-height="1.014cm" fo:min-width="3.764cm"/>
    </style:style>
    <style:style style:name="gr3" style:family="graphic" style:parent-style-name="standard">
      <style:graphic-properties draw:textarea-horizontal-align="justify" draw:textarea-vertical-align="middle" draw:auto-grow-height="false" fo:min-height="1.014cm" fo:min-width="4.164cm"/>
    </style:style>
    <style:style style:name="gr4" style:family="graphic" style:parent-style-name="standard">
      <style:graphic-properties draw:fill-color="#4b1f6f" draw:textarea-horizontal-align="justify" draw:textarea-vertical-align="middle" draw:auto-grow-height="false" fo:min-height="1.104cm" fo:min-width="3.654cm"/>
    </style:style>
    <style:style style:name="gr5" style:family="graphic" style:parent-style-name="standard">
      <style:graphic-properties draw:fill-color="#4b1f6f" draw:textarea-horizontal-align="justify" draw:textarea-vertical-align="middle" draw:auto-grow-height="false" fo:min-height="1.104cm" fo:min-width="3.554cm"/>
    </style:style>
    <style:style style:name="gr6" style:family="graphic" style:parent-style-name="standard">
      <style:graphic-properties draw:textarea-horizontal-align="justify" draw:textarea-vertical-align="middle" draw:auto-grow-height="false" fo:min-height="1.104cm" fo:min-width="3.254cm"/>
    </style:style>
    <style:style style:name="gr7" style:family="graphic" style:parent-style-name="standard">
      <style:graphic-properties draw:fill-color="#c5000b" draw:textarea-horizontal-align="justify" draw:textarea-vertical-align="middle" draw:auto-grow-height="false" fo:min-height="1.104cm" fo:min-width="3.654cm"/>
    </style:style>
    <style:style style:name="gr8" style:family="graphic" style:parent-style-name="standard">
      <style:graphic-properties draw:fill-color="#c5000b" draw:textarea-horizontal-align="justify" draw:textarea-vertical-align="middle" draw:auto-grow-height="false" fo:min-height="1.104cm" fo:min-width="3.554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fo:min-height="2.6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/>
    </style:style>
    <style:style style:name="P3" style:family="paragraph">
      <loext:graphic-properties draw:fill-color="#4b1f6f"/>
      <style:paragraph-properties fo:text-align="center"/>
      <style:text-properties fo:color="#ffffff"/>
    </style:style>
    <style:style style:name="P4" style:family="paragraph">
      <loext:graphic-properties draw:fill-color="#c5000b"/>
      <style:paragraph-properties fo:text-align="center"/>
      <style:text-properties fo:color="#ffffff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text-properties fo:color="#ff6600" fo:font-weight="bold" style:font-weight-asian="bold" style:font-weight-complex="bold"/>
    </style:style>
    <style:style style:name="P7" style:family="paragraph">
      <loext:graphic-properties draw:fill="none" draw:fill-color="#ffffff"/>
      <style:text-properties fo:color="#ff6600" fo:font-weight="bold" style:font-weight-asian="bold" style:font-weight-complex="bold"/>
    </style:style>
    <style:style style:name="T1" style:family="text">
      <style:text-properties fo:color="#ffffff"/>
    </style:style>
    <style:style style:name="T2" style:family="text">
      <style:text-properties fo:color="#ff6600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4.5cm" svg:height="1.5cm" svg:x="13cm" svg:y="1.2cm">
          <text:p text:style-name="P1"><text:span text:style-name="T1">主選單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2" draw:id="id2" draw:layer="layout" svg:width="4.4cm" svg:height="1.4cm" svg:x="6.1cm" svg:y="3.7cm">
          <text:p text:style-name="P1"><text:span text:style-name="T1">新增選單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3" draw:id="id3" draw:layer="layout" svg:width="4.8cm" svg:height="1.4cm" svg:x="19.8cm" svg:y="3.8cm">
          <text:p text:style-name="P1"><text:span text:style-name="T1">修改選單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xml:id="id4" draw:id="id4" draw:layer="layout" svg:width="4.3cm" svg:height="1.5cm" svg:x="1.3cm" svg:y="6.7cm">
          <text:p text:style-name="P1"><text:span text:style-name="T1">新增同學資料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xml:id="id5" draw:id="id5" draw:layer="layout" svg:width="4.2cm" svg:height="1.5cm" svg:x="6.2cm" svg:y="6.7cm">
          <text:p text:style-name="P1"><text:span text:style-name="T1">新增同事資料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xml:id="id6" draw:id="id6" draw:layer="layout" svg:width="3.9cm" svg:height="1.5cm" svg:x="10.9cm" svg:y="6.7cm">
          <text:p text:style-name="P1"><text:span text:style-name="T1">回主選單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4" xml:id="id7" draw:id="id7" draw:layer="layout" svg:width="4.3cm" svg:height="1.5cm" svg:x="15.1cm" svg:y="6.7cm">
          <text:p text:style-name="P1"><text:span text:style-name="T1">修改同學資料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4" xml:id="id8" draw:id="id8" draw:layer="layout" svg:width="4.2cm" svg:height="1.5cm" svg:x="20.1cm" svg:y="6.7cm">
          <text:p text:style-name="P1"><text:span text:style-name="T1">修改同事資料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xml:id="id9" draw:id="id9" draw:layer="layout" svg:width="3.9cm" svg:height="1.5cm" svg:x="24.7cm" svg:y="6.7cm">
          <text:p text:style-name="P1"><text:span text:style-name="T1">回主選單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5" draw:layer="layout" draw:type="lines" draw:line-skew="-0.002cm" svg:x1="15.25cm" svg:y1="2.7cm" svg:x2="8.3cm" svg:y2="3.7cm" draw:start-shape="id1" draw:start-glue-point="2" draw:end-shape="id2" draw:end-glue-point="0" svg:d="M15250 2700v500l-6950-1v501" svg:viewBox="0 0 6951 1001">
          <text:p/>
        </draw:connector>
        <draw:connector draw:style-name="gr9" draw:text-style-name="P5" draw:layer="layout" draw:type="lines" svg:x1="15.25cm" svg:y1="2.7cm" svg:x2="22.2cm" svg:y2="3.8cm" draw:start-shape="id1" draw:start-glue-point="2" draw:end-shape="id3" draw:end-glue-point="0" svg:d="M15250 2700v502l6950 97v501" svg:viewBox="0 0 6951 1101">
          <text:p/>
        </draw:connector>
        <draw:connector draw:style-name="gr9" draw:text-style-name="P5" draw:layer="layout" svg:x1="8.3cm" svg:y1="5.1cm" svg:x2="3.45cm" svg:y2="6.7cm" draw:start-shape="id2" draw:start-glue-point="2" draw:end-shape="id4" draw:end-glue-point="0" svg:d="M8300 5100v801h-4850v799" svg:viewBox="0 0 4851 1601">
          <text:p/>
        </draw:connector>
        <draw:connector draw:style-name="gr9" draw:text-style-name="P5" draw:layer="layout" svg:x1="8.3cm" svg:y1="5.1cm" svg:x2="8.3cm" svg:y2="6.7cm" draw:start-shape="id2" draw:start-glue-point="2" draw:end-shape="id5" draw:end-glue-point="0" svg:d="M8300 5100v1600" svg:viewBox="0 0 1 1601">
          <text:p/>
        </draw:connector>
        <draw:connector draw:style-name="gr9" draw:text-style-name="P5" draw:layer="layout" svg:x1="8.3cm" svg:y1="5.1cm" svg:x2="12.85cm" svg:y2="6.7cm" draw:start-shape="id2" draw:start-glue-point="2" draw:end-shape="id6" svg:d="M8300 5100v801h4550v799" svg:viewBox="0 0 4551 1601">
          <text:p/>
        </draw:connector>
        <draw:connector draw:style-name="gr9" draw:text-style-name="P5" draw:layer="layout" svg:x1="22.2cm" svg:y1="5.2cm" svg:x2="17.25cm" svg:y2="6.7cm" draw:start-shape="id3" draw:start-glue-point="2" draw:end-shape="id7" draw:end-glue-point="0" svg:d="M22200 5200v751h-4950v749" svg:viewBox="0 0 4951 1501">
          <text:p/>
        </draw:connector>
        <draw:connector draw:style-name="gr9" draw:text-style-name="P5" draw:layer="layout" svg:x1="22.2cm" svg:y1="5.2cm" svg:x2="22.2cm" svg:y2="6.7cm" draw:start-shape="id3" draw:start-glue-point="2" draw:end-shape="id8" svg:d="M22200 5200v1500" svg:viewBox="0 0 1 1501">
          <text:p/>
        </draw:connector>
        <draw:connector draw:style-name="gr9" draw:text-style-name="P5" draw:layer="layout" svg:x1="22.2cm" svg:y1="5.2cm" svg:x2="26.65cm" svg:y2="6.7cm" draw:start-shape="id3" draw:start-glue-point="2" draw:end-shape="id9" svg:d="M22200 5200v751h4450v749" svg:viewBox="0 0 4451 1501">
          <text:p/>
        </draw:connector>
        <draw:frame draw:style-name="gr10" draw:text-style-name="P7" draw:layer="layout" svg:width="23.6cm" svg:height="2.9cm" svg:x="1.5cm" svg:y="9cm">
          <draw:text-box>
            <text:list text:style-name="L1">
              <text:list-item>
                <text:p text:style-name="P6"><text:span text:style-name="T2">藍色：切換到另一個選單</text:span></text:p>
              </text:list-item>
              <text:list-item>
                <text:p text:style-name="P6"><text:span text:style-name="T2">紫色：新增資料的功能</text:span></text:p>
              </text:list-item>
              <text:list-item>
                <text:p text:style-name="P6"><text:span text:style-name="T2">紅色：修改資料的功能</text:span></text:p>
              </text:list-item>
            </text:list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新細明體" style:font-size-asian="24pt" style:language-asian="zh" style:country-asian="TW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05T06:21:48.843000000</meta:creation-date>
    <dc:date>2015-04-05T07:24:19.598000000</dc:date>
    <meta:editing-duration>PT31M16S</meta:editing-duration>
    <meta:editing-cycles>4</meta:editing-cycles>
    <meta:generator>LibreOffice/4.4.1.2$Windows_x86 LibreOffice_project/45e2de17089c24a1fa810c8f975a7171ba4cd432</meta:generator>
    <meta:document-statistic meta:object-count="18"/>
  </office:meta>
</office:document-meta>
</file>